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87cm"/>
    </style:style>
    <style:style style:name="co3" style:family="table-column">
      <style:table-column-properties fo:break-before="auto" style:column-width="5.835cm"/>
    </style:style>
    <style:style style:name="co5" style:family="table-column">
      <style:table-column-properties fo:break-before="auto" style:column-width="0.50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none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Default"/>
        <table:table-column table:style-name="co5" table:number-columns-repeated="10" table:default-cell-style-name="ce3"/>
        <table:table-row table:style-name="ro2">
          <table:table-cell office:value-type="string">
            <text:p>Hora Inicio Esp &gt; Hora Final Ing</text:p>
          </table:table-cell>
          <table:table-cell office:value-type="string">
            <text:p>No existe subtitulo creado</text:p>
          </table:table-cell>
          <table:table-cell table:number-columns-repeated="9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Hora Inicio Esp &lt; Hora Inicio Ing</text:p>
          </table:table-cell>
          <table:table-cell office:value-type="string">
            <text:p>Ya había comenzado subtitulo Esp</text:p>
          </table:table-cell>
          <table:table-cell table:number-columns-repeated="4" table:style-name="ce2" office:value-type="float" office:value="0">
            <text:p>0</text:p>
          </table:table-cell>
          <table:table-cell table:number-columns-repeated="5" table:style-name="ce2" office:value-type="float" office:value="1">
            <text:p>1</text:p>
          </table:table-cell>
          <table:table-cell table:style-name="ce2" office:value-type="string">
            <text:p>-</text:p>
          </table:table-cell>
        </table:table-row>
        <table:table-row table:style-name="ro2">
          <table:table-cell office:value-type="string">
            <text:p>Hora Final Esp &gt; Hora Final Ing</text:p>
          </table:table-cell>
          <table:table-cell office:value-type="string">
            <text:p>El subtitulo Esp continua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-</text:p>
          </table:table-cell>
        </table:table-row>
        <table:table-row table:style-name="ro2">
          <table:table-cell office:value-type="string">
            <text:p>Hora Final Ing &gt; Hora Inicio Esp Siguiente</text:p>
          </table:table-cell>
          <table:table-cell office:value-type="string">
            <text:p>Ing se solapa con el siguiente Esp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-</text:p>
          </table:table-cell>
        </table:table-row>
        <table:table-row table:style-name="ro4">
          <table:table-cell office:value-type="string">
            <text:p>Subtitulo lleno</text:p>
          </table:table-cell>
          <table:table-cell office:value-type="string">
            <text:p>Hay que dividir el subtitulo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-</text:p>
          </table:table-cell>
        </table:table-row>
        <table:table-row table:style-name="ro4" table:number-rows-repeated="3">
          <table:table-cell table:number-columns-repeated="2"/>
          <table:table-cell table:style-name="ce2" table:number-columns-repeated="10"/>
        </table:table-row>
        <table:table-row table:style-name="ro2">
          <table:table-cell office:value-type="string">
            <text:p>Hora Inicio EspT = Hora Inicio Ing</text:p>
          </table:table-cell>
          <table:table-cell/>
          <table:table-cell table:number-columns-repeated="2" table:style-name="ce2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7" table:style-name="ce2" office:value-type="float" office:value="0">
            <text:p>0</text:p>
          </table:table-cell>
        </table:table-row>
        <table:table-row table:style-name="ro2">
          <table:table-cell office:value-type="string">
            <text:p>Hora Inicio EspT = Hora Final Esp + 1</text:p>
          </table:table-cell>
          <table:table-cell/>
          <table:table-cell table:number-columns-repeated="3" table:style-name="ce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6" table:style-name="ce2" office:value-type="float" office:value="0">
            <text:p>0</text:p>
          </table:table-cell>
        </table:table-row>
        <table:table-row table:style-name="ro2">
          <table:table-cell office:value-type="string">
            <text:p>Hora Final EspT = Hora Fin Ing</text:p>
          </table:table-cell>
          <table:table-cell/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 table:style-name="ce2" office:value-type="float" office:value="0">
            <text:p>0</text:p>
          </table:table-cell>
        </table:table-row>
        <table:table-row table:style-name="ro2">
          <table:table-cell office:value-type="string">
            <text:p>Hora Final EspT = Hora Inicio Esp</text:p>
          </table:table-cell>
          <table:table-cell/>
          <table:table-cell table:number-columns-repeated="10" table:style-name="ce2" office:value-type="float" office:value="0">
            <text:p>0</text:p>
          </table:table-cell>
        </table:table-row>
        <table:table-row table:style-name="ro2">
          <table:table-cell office:value-type="string">
            <text:p>Hora Final EspT = Hora Inicio Esp Siguiente – 1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</table:table-row>
        <table:table-row table:style-name="ro2">
          <table:table-cell office:value-type="string">
            <text:p>Hora Inicio Tmp = Hora Final Esp + 1</text:p>
          </table:table-cell>
          <table:table-cell/>
          <table:table-cell table:number-columns-repeated="3"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</table:table-row>
        <table:table-row table:style-name="ro2">
          <table:table-cell office:value-type="string">
            <text:p>Hora Inicio Tmp = Hora Inicio Ing</text:p>
          </table:table-cell>
          <table:table-cell/>
          <table:table-cell table:number-columns-repeated="3" table:style-name="ce2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Hora Final Tmp = Hora Fin Ing</text:p>
          </table:table-cell>
          <table:table-cell/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Hora Final Tmp = Hora Inicio Esp - 1</text:p>
          </table:table-cell>
          <table:table-cell/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6" table:style-name="ce2" office:value-type="float" office:value="0">
            <text:p>0</text:p>
          </table:table-cell>
        </table:table-row>
        <table:table-row table:style-name="ro2">
          <table:table-cell office:value-type="string">
            <text:p>Hora Final Tmp = Hora Inicio Esp Siguiente – 1</text:p>
          </table:table-cell>
          <table:table-cell/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</table:table-row>
        <table:table-row table:style-name="ro2">
          <table:table-cell office:value-type="string">
            <text:p>Incluir subtitulo Ing en EspT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office:value-type="string">
            <text:p>Incluir subtitulo Esp en Tmp</text:p>
          </table:table-cell>
          <table:table-cell/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</table:table-row>
        <table:table-row table:style-name="ro2">
          <table:table-cell office:value-type="string">
            <text:p>Incluir subtitulo Ing en Tmp</text:p>
          </table:table-cell>
          <table:table-cell/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Insertar Subtitulo Tmp</text:p>
          </table:table-cell>
          <table:table-cell table:style-name="ce1"/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Actualizar subtitulo Esp desde EspT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office:value-type="string">
            <text:p>Siguiente subtitulo Ing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4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</table:table-row>
        <table:table-row table:style-name="ro2">
          <table:table-cell office:value-type="string">
            <text:p>Siguiente subtitulo Esp</text:p>
          </table:table-cell>
          <table:table-cell/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4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</table:table-row>
        <table:table-row table:style-name="ro4" table:number-rows-repeated="3">
          <table:table-cell table:number-columns-repeated="12"/>
        </table:table-row>
        <table:table-row table:style-name="ro4">
          <table:table-cell office:value-type="string">
            <text:p>Las modificaciones se debe trabajar sobre objetos aparte.</text:p>
          </table:table-cell>
          <table:table-cell table:number-columns-repeated="11"/>
        </table:table-row>
        <table:table-row table:style-name="ro4" table:number-rows-repeated="1048546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Hoja2" table:style-name="ta1">
        <table:table-column table:style-name="co4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/00/0000</text:date>, <text:time style:data-style-name="N2" text:time-value="0000-00-00T19:26:04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allado</meta:initial-creator>
    <meta:creation-date>2014-01-26T23:28:25</meta:creation-date>
    <dc:date>2014-01-30T02:14:23</dc:date>
    <dc:creator>Carlos Callado</dc:creator>
    <meta:editing-duration>PT7H40M38S</meta:editing-duration>
    <meta:editing-cycles>21</meta:editing-cycles>
    <meta:generator>LibreOffice/3.6$Linux_X86_64 LibreOffice_project/360m1$Build-2</meta:generator>
    <meta:document-statistic meta:table-count="3" meta:cell-count="248" meta:object-count="0"/>
  </office:meta>
</office:document-meta>
</file>